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RolePanel.getApplicationName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wRolePanel.getExistingPanelTab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ewRolePanel.getIc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wRolePanel.getButt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wRolePanel.getAboveButt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ewRolePane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ewRolePanel.valueChanged( ListSelection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ewRolePanel.getCreate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ewRolePanel.getRoleGrants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wRolePanel.noNull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wRolePanel.getExistingRolesTab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xistingRolesTableModel.getColumnName( int column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ewRolePanel.getJScroll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wRolePanel.getJ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NewRolePanel.getRoleName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wRolePanel.getTree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istingRolesTableModel.getValueAt( int rowIndex , int column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ewRolePanel.getCenterTabbed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wRolePanel.setLeftTreeNavigation( LeftTreeNavigation leftTreeNavig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RolePanel.getNorth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ewRolePanel.getSouth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istingRolesTableModel.getColum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RolePanel.setTreeNode( DefaultMutableTree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istingRolesTableModel.getRow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wRolePanel.createActio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NewRolePanel.getDescriptionTextAre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wRolePanel.getIconLab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ewRolePanel.getMai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wRolePanel.getStatus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wRolePanel.actionPerformed( java . awt . event .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RolePanel.getExistingRolesTableMod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wRolePanel.NewRol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